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00cc33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+Artsvi</text:p>
          </table:table-cell>
          <table:table-cell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)" office:value-type="float" office:value="128100">
            <text:p>128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13300">
            <text:p>1133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14800">
            <text:p>14800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8200">
            <text:p>8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8" office:value-type="float" office:value="6850">
            <text:p>68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8" office:value-type="float" office:value="3700">
            <text:p>3700</text:p>
          </table:table-cell>
          <table:table-cell table:number-columns-repeated="2"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</table:table-row>
        <table:table-row table:style-name="ro12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8"/>
          <table:table-cell table:style-name="Default"/>
          <table:table-cell table:style-name="ce23" office:value-type="float" office:value="8900">
            <text:p>89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08.70509607352">
            <text:p>2208.7050960735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table:number-columns-repeated="2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08.70509607352">
            <text:p>2208.7050960735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08.70509607352">
            <text:p>2208.7050960735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3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9" office:value-type="float" office:value="694.736842105263">
            <text:p>694.736842105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694.736842105263">
            <text:p>694.7368421053</text:p>
          </table:table-cell>
          <table:table-cell table:style-name="ce45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4:.H60])" office:value-type="float" office:value="42699.7076023392">
            <text:p>42699.7076023392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3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3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45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28/03/2016</text:p>
          </table:table-cell>
          <table:table-cell table:number-columns-repeated="5"/>
          <table:table-cell table:style-name="ce2" table:formula="of:=SUM([.B92:.F92])" office:value-type="float" office:value="0">
            <text:p>0</text:p>
          </table:table-cell>
          <table:table-cell table:formula="of:=SUM([.B111:.F111])" office:value-type="float" office:value="0">
            <text:p>0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F111])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11:.F111])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F111])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F111])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111:.F111])"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5">
          <table:table-cell table:number-columns-repeated="2"/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111:.F111])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5">
          <table:table-cell table:number-columns-repeated="3"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111:.F111])"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5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D111];[.F111])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5">
          <table:table-cell table:number-columns-repeated="4"/>
          <table:table-cell office:value-type="string">
            <text:p>-Arman</text:p>
          </table:table-cell>
          <table:table-cell table:number-columns-repeated="2"/>
          <table:table-cell table:formula="of:=SUM([.C111:.F111])" office:value-type="float" office:value="0">
            <text:p>0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F111])" office:value-type="float" office:value="0">
            <text:p>0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F111])" office:value-type="float" office:value="0">
            <text:p>0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11:.F111])"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F111])"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3"/>
        </table:table-row>
        <table:table-row table:style-name="ro12">
          <table:table-cell/>
          <table:table-cell table:formula="of:=[.B92]/14" office:value-type="float" office:value="0">
            <text:p>0</text:p>
          </table:table-cell>
          <table:table-cell table:formula="of:=[.C92]/19" office:value-type="float" office:value="0">
            <text:p>0</text:p>
          </table:table-cell>
          <table:table-cell table:formula="of:=[.D92]/21" office:value-type="float" office:value="0">
            <text:p>0</text:p>
          </table:table-cell>
          <table:table-cell table:formula="of:=[.E92]/16" office:value-type="float" office:value="0">
            <text:p>0</text:p>
          </table:table-cell>
          <table:table-cell table:formula="of:=[.F92]/22" office:value-type="float" office:value="0">
            <text:p>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];[.C111];[.D111];[.F111])" office:value-type="float" office:value="0">
            <text:p>0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];[.C111];[.D111];[.F111])" office:value-type="float" office:value="0">
            <text:p>0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];[.C111];[.D111];[.F111])" office:value-type="float" office:value="0">
            <text:p>0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111];[.F111])"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F111])" office:value-type="float" office:value="0">
            <text:p>0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11:.F111])"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5">
          <table:table-cell table:number-columns-repeated="7"/>
          <table:table-cell table:formula="of:=SUM([.F111])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92:.H119])" office:value-type="float" office:value="0">
            <text:p>0</text:p>
          </table:table-cell>
          <table:table-cell table:style-name="Default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3/28/2016</text:date>, <text:time>12:3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3-28T12:36:35</dc:date>
    <meta:editing-duration>P5DT18H4M8S</meta:editing-duration>
    <meta:editing-cycles>2104</meta:editing-cycles>
    <meta:generator>OpenOffice/4.1.1$Unix OpenOffice.org_project/411m6$Build-9775</meta:generator>
    <dc:creator>Hasmik Dabaghyan</dc:creator>
    <meta:document-statistic meta:table-count="12" meta:cell-count="5137" meta:object-count="0"/>
  </office:meta>
</office:document-meta>
</file>